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6.05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902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Excel_20_Built-in_20_Normal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Revelation 8</text:p>
          </table:table-cell>
          <table:table-cell table:style-name="ce3" office:value-type="string">
            <text:p>The 7th seal is opened and contains seven trumpets - four of which are blown - bringing amazing devastation on the earth and dread in anticipation of the final three trumpets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elation 9</text:p>
          </table:table-cell>
          <table:table-cell table:style-name="ce3" office:value-type="string">
            <text:p>Two more trumpets are blown inciting tormenting scorpion-locusts and 3 additional plauges that kill multituds, yet repentence still does not come the the remaining inhabitants of the earth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elation 10</text:p>
          </table:table-cell>
          <table:table-cell table:style-name="ce3" office:value-type="string">
            <text:p>An angel comes to straddle the coastline, bringing with him a little scroll which John eats before being told he must continue to prophesy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elation 11</text:p>
          </table:table-cell>
          <table:table-cell table:style-name="ce3" office:value-type="string">
            <text:p>Two prophesying witnesses torment the earth for 42 months, then the seventh trumpet is blown and God's temple in heaven is opened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elation 12</text:p>
          </table:table-cell>
          <table:table-cell table:style-name="ce3" office:value-type="string">
            <text:p>Signs appear in heaven of a woman and child who are saved from a dragon inciting him to to make war with her other offspring on the earth, the Christians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elation 13</text:p>
          </table:table-cell>
          <table:table-cell table:style-name="ce3" office:value-type="string">
            <text:p>Two beasts work together to decive unbelievers and receive their worship while killing those whose names are written in the book of life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uke 3</text:p>
          </table:table-cell>
          <table:table-cell table:style-name="ce3" office:value-type="string">
            <text:p>John the Baptizer exhorts, teaches, baptizes and is imprisioned, and Jesus' ministry begins with a complete geneology through Joseph's line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zekiel 6</text:p>
          </table:table-cell>
          <table:table-cell table:style-name="ce3" office:value-type="string">
            <text:p>God judges Israel's idolatry by killing all of them and laying their bodies of the foot of their altars to false gods.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1/13/2015</text:date>, <text:time>18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imiah Woods</meta:initial-creator>
    <meta:creation-date>2015-01-13T17:58:07</meta:creation-date>
    <dc:date>2015-01-13T18:00:28</dc:date>
    <dc:creator>Jerimiah Woods</dc:creator>
    <meta:editing-duration>PT2M22S</meta:editing-duration>
    <meta:editing-cycles>1</meta:editing-cycles>
    <meta:document-statistic meta:table-count="3" meta:cell-count="16" meta:object-count="0"/>
    <meta:generator>OpenOffice/4.1.0$Unix OpenOffice.org_project/410m18$Build-9764</meta:generator>
  </office:meta>
</office:document-meta>
</file>